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165425976438230595" text:style-name="Outline">
        <text:list-item>
          <text:h text:style-name="P4" text:outline-level="1">Intl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2-11-2018</text:p>
      <text:p text:style-name="Standard"/>
      <text:p text:style-name="P1">Programa:</text:p>
      <text:p text:style-name="P1"/>
      <text:p text:style-name="P1">Fuente:<text:tab/><text:a xlink:type="simple" xlink:href="https://proandroiddev.com/flutter-localization-step-by-step-30f95d06018d" text:style-name="Internet_20_link" text:visited-style-name="Visited_20_Internet_20_Link">Internacionalizacion</text:a></text:p>
      <text:p text:style-name="P1"><text:tab/><text:tab/><text:a xlink:type="simple" xlink:href="https://github.com/flutter/flutter/blob/master/packages/flutter_localizations/lib/src/l10n/localizations.dart" text:style-name="Internet_20_link" text:visited-style-name="Visited_20_Internet_20_Link">varios paises cl</text:a></text:p>
      <text:p text:style-name="P1"><text:tab/><text:tab/><text:a xlink:type="simple" xlink:href="https://pub.dartlang.org/packages/intl" text:style-name="Internet_20_link" text:visited-style-name="Visited_20_Internet_20_Link">oficial</text:a></text:p>
      <text:p text:style-name="P1"><text:tab/><text:tab/><text:a xlink:type="simple" xlink:href="https://medium.com/@applichic/flutter-google-translate-part-1-63b50c93d873" text:style-name="Internet_20_link" text:visited-style-name="Visited_20_Internet_20_Link">Un ejemplo <text:s/>de traduccion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8-11-22T17:54:42.141000000</meta:creation-date>
    <meta:editing-duration>PT1H15M9S</meta:editing-duration>
    <meta:generator>OpenOffice/4.1.6$Win32 OpenOffice.org_project/416m1$Build-9790</meta:generator>
    <dc:date>2019-01-21T12:46:58.42</dc:date>
    <meta:document-statistic meta:table-count="0" meta:image-count="0" meta:object-count="0" meta:page-count="3" meta:paragraph-count="12" meta:word-count="25" meta:character-count="199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